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2" style:family="graphic" style:parent-style-name="standard">
      <style:graphic-properties draw:stroke="none" draw:fill="solid" draw:fill-color="#ffffff"/>
    </style:style>
    <style:style style:name="gr3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347c2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4" style:family="graphic" style:parent-style-name="standard">
      <style:graphic-properties draw:stroke="none" draw:fill="solid" draw:fill-color="#347c2c" dr3d:vertical-segments="14" dr3d:close-front="true" dr3d:close-back="true"/>
    </style:style>
    <style:style style:name="gr5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ff0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6" style:family="graphic" style:parent-style-name="standard">
      <style:graphic-properties draw:stroke="none" draw:fill="solid" draw:fill-color="#ff0000"/>
    </style:style>
  </office:automatic-styles>
  <office:body>
    <office:drawing>
      <draw:page draw:name="page1" draw:style-name="dp1" draw:master-page-name="Default">
        <office:forms form:automatic-focus="false" form:apply-design-mode="false"/>
        <draw:g>
          <dr3d:scene draw:style-name="gr1" svg:width="0.447cm" svg:height="0.451cm" svg:x="5.108cm" svg:y="18.998cm" dr3d:vrp="(0 0 27858.053354516)" dr3d:vpn="(0 0 23272.053354516)" dr3d:projection="perspective" dr3d:distance="4.586cm" dr3d:focal-length="17.639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sphere draw:style-name="gr2" draw:layer="layout"/>
          </dr3d:scene>
          <dr3d:scene draw:style-name="gr3" svg:width="0.45cm" svg:height="0.453cm" svg:x="5.55cm" svg:y="18.969cm" dr3d:vrp="(0 0 27858.053354516)" dr3d:vpn="(0 0 23272.053354516)" dr3d:projection="perspective" dr3d:distance="4.586cm" dr3d:focal-length="17.639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rotate draw:style-name="gr4" draw:layer="layout" svg:viewBox="0 -5000 2500 10000" svg:d="m0 5000 125-500 125-500 250-1000 500-2000 500-2000 500-2000 500-2000h-500-500-500-500-250-250z"/>
          </dr3d:scene>
          <dr3d:scene draw:style-name="gr5" svg:width="0.405cm" svg:height="0.407cm" svg:x="4.61cm" svg:y="19.02cm" dr3d:transform="matrix (-0.00325751220179889 -0.0170569413273499 0.999849213315095 -0.000870911340208879 0.999854187449085 0.0170541887514933 -0.99999431504769 -0.00081522579042633 -0.00327189229926567 0.133489058937849cm -0.177573432991902cm -0.0708383335113054cm)" dr3d:vrp="(0 0 27833.9149660446)" dr3d:vpn="(0 0 23247.9149660446)" dr3d:projection="perspective" dr3d:distance="4.586cm" dr3d:focal-length="17.639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cube draw:style-name="gr6" draw:layer="layout"/>
          </dr3d:scene>
        </draw:g>
        <draw:g>
          <dr3d:scene draw:style-name="gr5" svg:width="4.002cm" svg:height="4.002cm" svg:x="4.35cm" svg:y="12.999cm" dr3d:transform="matrix (0.488835719106763 -0.205472864763535 0.847832850018941 -0.0378804442675095 0.965950337936619 0.255939478358128 -0.871553045813891 -0.157228643974313 0.464407624664507 0.0655913412698614cm -0.158679758880497cm 0.0272833717923537cm)" dr3d:vrp="(0 0 34432.016733783)" dr3d:vpn="(0 0 29846.016733783)" dr3d:projection="perspective" dr3d:distance="4.586cm" dr3d:focal-length="17.639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cube draw:style-name="gr6" draw:layer="layout"/>
          </dr3d:scene>
          <dr3d:scene draw:style-name="gr1" svg:width="4.004cm" svg:height="4.004cm" svg:x="9.25cm" svg:y="12.999cm" dr3d:vrp="(0 0 27858.053354516)" dr3d:vpn="(0 0 23272.053354516)" dr3d:projection="perspective" dr3d:distance="4.586cm" dr3d:focal-length="17.639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sphere draw:style-name="gr2" draw:layer="layout"/>
          </dr3d:scene>
          <dr3d:scene draw:style-name="gr3" svg:width="4.182cm" svg:height="3.974cm" svg:x="13.16cm" svg:y="13.103cm" dr3d:transform="matrix (1 0 0 0 0.973363576579389 0.229266979280881 0 -0.229266979280881 0.973363576579389 0cm -0.0000193644764622035cm 0.000261661523018434cm)" dr3d:vrp="(0 0 27858.053354516)" dr3d:vpn="(0 0 23272.053354516)" dr3d:projection="perspective" dr3d:distance="4.586cm" dr3d:focal-length="17.639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rotate draw:style-name="gr4" draw:layer="layout" svg:viewBox="0 -5000 2500 10000" svg:d="m0 5000 125-500 125-500 250-1000 500-2000 500-2000 500-2000 500-2000h-500-500-500-500-250-250z"/>
          </dr3d:sce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hu" fo:country="HU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4$Build-9134</meta:generator>
    <meta:creation-date>2007-07-17T08:47:30</meta:creation-date>
    <dc:date>2007-07-17T19:24:57</dc:date>
    <dc:language>hu-HU</dc:language>
    <meta:editing-cycles>4</meta:editing-cycles>
    <meta:editing-duration>PT3H47M12S</meta:editing-duration>
    <meta:user-defined meta:name="Info 1"/>
    <meta:user-defined meta:name="Info 2"/>
    <meta:user-defined meta:name="Info 3"/>
    <meta:user-defined meta:name="Info 4"/>
    <meta:document-statistic meta:object-count="14"/>
  </office:meta>
</office:document-meta>
</file>